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Kane</text:p>
      <text:p text:style-name="Standard">COMP 2210</text:p>
      <text:p text:style-name="Standard">Assignment 5</text:p>
      <text:p text:style-name="P4">README</text:p>
      <text:p text:style-name="P1"/>
      <text:p text:style-name="P3">Description of Design</text:p>
      <text:p text:style-name="P3"/>
      <text:p text:style-name="P5"><text:tab/>My design begins by building the board and randomizing it simply by calling the getRandomFace() method of the LetterDie for each coordinate which contains a dice on the 4x4 grid. Next my program builds the dictionary using a treeSet in attempt to get a decent efficiency. My program then simply scans through the text file containing words and adds them to the treeSet dictionary. With the board and dictionary both setup my program prints the board and prompts the user for his/her turn by asking him or her to enter a word he or she believes is valid or to enter “end turn” to end his or her turn and allow the game to score him or her versus the computer. When the user enters “end turn” the machine takes its turn. The machine then performs a depth first search on every coordinate of the board. It will begin with [0][0] and will call the boardSearch method with a blank string and these two coordinates. BoardSearch uses recursion to perform the depth first search. It begins by verifying the parameters to see if the coordinates are a valid location on the board. It then checks to see if the letters have been used yet and then takes the string parameter and calls the maybeWord method of the BoggleDictionary class with it. This method uses the treeSet ceiling method to find the word closest to the string parameter. If the string parameter is not contained in the word returned by the ceiling method the boardSearch method backs out of the search as the string parameter can not be any word despite what characters are added to it. If the string parameter is contained in that word, the program will continue adding letters to this string parameter as it could make it a word. BoardSearch then marks the coordinate parameters as visited as to not visit them again and then adds the letter at those coordinates to the string and then checks if the string is now a word, if it is a word the string is added to the machine's word list if it is not already in the word list. If the string is not a word it will call recursion on it until it either becomes a word or can not possibly be a word. My program then reports results. It begins by going through the machine's list of words and validating them by making sure they are at least 3 letters, if they are not they are removed from the list. It then prints all words the machine has found and scores them. The program then prints out all words the user entered. It then validates the user's word list by seeing if all words in the user's list are contained in the machine's list. The machine plays a perfect game and therefore will have all valid words that are on the board in it's list of words. If the user has a word that is not in the machine's list of words the word is not valid as it is not on the board or is not in the dictionary. This word is then removed from the user's list of words. Once all words in the user's list have been verified like this the user's list of words is printed out and scored and finally both the user and machine scores are printed out.</text:p>
      <text:p text:style-name="P5"/>
      <text:p text:style-name="P6"><text:span text:style-name="T3">Justification of Approach</text:span> <text:s text:c="2"/></text:p>
      <text:p text:style-name="P6"/>
      <text:p text:style-name="P5"><text:tab/>My program does not perform checks to see if the user's attempts are valid at the time they are entered as the machine plays a perfect game and if a word the user entered is not found by the machine the word is obviously not valid as the machine starts at each coordinate on the board and performs a depth first search reviewing every possible letter combination and checking for that combination in the dictionary. Therefore any word the machine finds is both in the game dictionary and in a valid format on the board. In approaching this project I also had many different ideas on how to implement the dictionary. At the time I began I was not aware that java already had a built in tree class. I therefore originally approached the problem by creating an array with a size of 26 with each index containing an arraylist with the first element being a letter of the alphabet so that each arraylist would contain all <text:soft-page-break/>words that began with that letter therefore creating an ABC ordered list of words that could be searched through more easily than just a single giant arraylist containing the whole dictionary. TreeSet is of course much more efficient and much easier to implement so naturally I used it as my approach instead. There were also many different ways to approach the search. I always felt that a depth first search performed on each letter on the board was the best approach as it really is the only way to find all the possible combinations that could happen. </text:p>
      <text:p text:style-name="P5"/>
      <text:p text:style-name="P8">Description of Efficiency Considerations </text:p>
      <text:p text:style-name="P8"/>
      <text:p text:style-name="P7"><text:tab/>In approaching this problem there are two major points in which efficiency comes into question. <text:s/>The first major point is creating the dictionary. As I said above I considered several approaches to creating the dictionary and while I could possibly have created one with better efficiency than treeSet it would have been extremely complicated to implement and the efficiency offered by treeSet O (logN) is <text:s/>sufficient enough for this program as I never find myself waiting while the program is building or searching the dictionary. The next major point that efficiency has to be examined is in the machineTurn method in which given the board, the machine has to determine all possible letter combinations and then attempt to find them in the dictionary. A depth first search is the best approach as it will look at all <text:s/>possible combinations but the implementation of it comes into question. I originally approached this trying to traverse the board iteratively using a stack and all in one method and eventually split it into two methods. I created the boardSearch method that performs a depth first search recursively given given coordinates to begin with and then uses recursion to check it's neighbors, if the neighbors are valid the associated letter is added to the string which is checked if it could be a word, if it could be a word the recursion continues, if it can not be a word the stack backs out and the depth first search goes in a different direction till all valid options are exhausted. The machineTurn method simply feeds the boardSearch method the starting points or telling it to start a depth first search beginning at each location of the board once. While a great deal of word and comparisons are being done here it still operates extremely quickly in real time and it really seems like the only way to verify every possible combination of letters on the board. </text:p>
      <text:p text:style-name="P2"/>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Kane</meta:initial-creator>
    <meta:creation-date>2011-11-09T15:15:29.87</meta:creation-date>
    <meta:document-statistic meta:table-count="0" meta:image-count="0" meta:object-count="0" meta:page-count="2" meta:paragraph-count="11" meta:word-count="1172" meta:character-count="6523"/>
    <dc:date>2011-11-09T16:12:57.22</dc:date>
    <dc:creator>Josh Kane</dc:creator>
    <meta:editing-duration>PT11M35S</meta:editing-duration>
    <meta:editing-cycles>1</meta:editing-cycles>
    <meta:generator>OpenOffice.org/3.3$Win32 OpenOffice.org_project/330m20$Build-9567</meta:generator>
  </office:meta>
</office:document-meta>
</file>